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fo:background-color="#D9E2F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2">
      <style:table-cell-properties fo:border="thin solid #000000" fo:background-color="#D6DCE4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E2F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D9E2F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70933333333333cm"/>
    </style:style>
    <style:style style:name="co5" style:family="table-column">
      <style:table-column-properties fo:break-before="auto" style:column-width="3.00566666666667cm"/>
    </style:style>
    <style:style style:name="co6" style:family="table-column">
      <style:table-column-properties fo:break-before="auto" style:column-width="2.5188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86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4" table:number-columns-repeated="54" table:default-cell-style-name="ce1"/>
        <table:table-column table:style-name="co7" table:number-columns-repeated="16320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17">
            <text:p>Datos Medidos</text:p>
          </table:table-cell>
          <table:covered-table-cell table:number-columns-repeated="2"/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20">
            <text:p>Potencia medida en dBm</text:p>
          </table:table-cell>
          <table:covered-table-cell table:number-columns-repeated="2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GTX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table:style-name="ce3"/>
          <table:table-cell office:value-type="string" table:number-columns-spanned="4" table:number-rows-spanned="1" table:style-name="ce19">
            <text:p>atenuacion Cable</text:p>
          </table:table-cell>
          <table:covered-table-cell table:number-columns-repeated="3"/>
          <table:table-cell table:style-name="ce5"/>
          <table:table-cell table:number-columns-repeated="16374"/>
        </table:table-row>
        <table:table-row table:style-name="ro1">
          <table:table-cell office:value-type="string" table:style-name="ce8">
            <text:p>Frecuencia</text:p>
          </table:table-cell>
          <table:table-cell office:value-type="string" table:style-name="ce9">
            <text:p>GTX = 6 dB</text:p>
          </table:table-cell>
          <table:table-cell office:value-type="string" table:style-name="ce9">
            <text:p>GTX = 12 dB</text:p>
          </table:table-cell>
          <table:table-cell office:value-type="string" table:style-name="ce9">
            <text:p>GTX = 18 dB</text:p>
          </table:table-cell>
          <table:table-cell table:style-name="ce3"/>
          <table:table-cell office:value-type="string" table:style-name="ce10">
            <text:p>Frecuencia MHz</text:p>
          </table:table-cell>
          <table:table-cell office:value-type="string" table:style-name="ce9">
            <text:p>GTX = 6 dB</text:p>
          </table:table-cell>
          <table:table-cell office:value-type="string" table:style-name="ce9">
            <text:p>GTX = 12 dB</text:p>
          </table:table-cell>
          <table:table-cell office:value-type="string" table:style-name="ce9">
            <text:p>GTX = 18 dB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float" office:value="-33.5" table:style-name="ce7">
            <text:p>-33,5</text:p>
          </table:table-cell>
          <table:table-cell office:value-type="float" office:value="-12.66" table:style-name="ce7">
            <text:p>-12,66</text:p>
          </table:table-cell>
          <table:table-cell office:value-type="float" office:value="-22.74" table:style-name="ce7">
            <text:p>-22,74</text:p>
          </table:table-cell>
          <table:table-cell table:style-name="ce3"/>
          <table:table-cell office:value-type="float" office:value="50" table:style-name="ce12">
            <text:p>50</text:p>
          </table:table-cell>
          <table:table-cell office:value-type="float" office:value="-0.5" table:formula="of:=-([.$B$21]+[.$B$3]-[.$B$22]-[.B5])" table:style-name="ce13">
            <text:p>-0,50</text:p>
          </table:table-cell>
          <table:table-cell office:value-type="float" office:value="14.34" table:formula="of:=-([.$B$21]+[.$C$3]-[.$B$22]-[.C5])" table:style-name="ce13">
            <text:p>14,34</text:p>
          </table:table-cell>
          <table:table-cell office:value-type="float" office:value="-1.7399999999999984" table:formula="of:=-([.$B$21]+[.$D$3]-[.$B$22]-[.D5])" table:style-name="ce13">
            <text:p>-1,74</text:p>
          </table:table-cell>
          <table:table-cell table:number-columns-repeated="16375" table:style-name="ce1"/>
        </table:table-row>
        <table:table-row table:style-name="ro1">
          <table:table-cell office:value-type="float" office:value="60" table:style-name="ce12">
            <text:p>60</text:p>
          </table:table-cell>
          <table:table-cell office:value-type="float" office:value="-29.7" table:style-name="ce7">
            <text:p>-29,7</text:p>
          </table:table-cell>
          <table:table-cell office:value-type="float" office:value="-24.39" table:style-name="ce7">
            <text:p>-24,39</text:p>
          </table:table-cell>
          <table:table-cell office:value-type="float" office:value="-15.12" table:style-name="ce7">
            <text:p>-15,12</text:p>
          </table:table-cell>
          <table:table-cell table:style-name="ce3"/>
          <table:table-cell office:value-type="float" office:value="60" table:style-name="ce12">
            <text:p>60</text:p>
          </table:table-cell>
          <table:table-cell office:value-type="float" office:value="3.3000000000000007" table:formula="of:=-([.$B$21]+[.$B$3]-[.$B$22]-[.B6])" table:style-name="ce13">
            <text:p>3,30</text:p>
          </table:table-cell>
          <table:table-cell office:value-type="float" office:value="2.6099999999999994" table:formula="of:=-([.$B$21]+[.$C$3]-[.$B$22]-[.C6])" table:style-name="ce13">
            <text:p>2,61</text:p>
          </table:table-cell>
          <table:table-cell office:value-type="float" office:value="5.8800000000000008" table:formula="of:=-([.$B$21]+[.$D$3]-[.$B$22]-[.D6])" table:style-name="ce13">
            <text:p>5,88</text:p>
          </table:table-cell>
          <table:table-cell table:number-columns-repeated="16375" table:style-name="ce1"/>
        </table:table-row>
        <table:table-row table:style-name="ro1">
          <table:table-cell office:value-type="float" office:value="70" table:style-name="ce12">
            <text:p>70</text:p>
          </table:table-cell>
          <table:table-cell office:value-type="float" office:value="-27.4" table:style-name="ce7">
            <text:p>-27,4</text:p>
          </table:table-cell>
          <table:table-cell office:value-type="float" office:value="-21.98" table:style-name="ce7">
            <text:p>-21,98</text:p>
          </table:table-cell>
          <table:table-cell office:value-type="float" office:value="-16.02" table:style-name="ce7">
            <text:p>-16,02</text:p>
          </table:table-cell>
          <table:table-cell table:style-name="ce3"/>
          <table:table-cell office:value-type="float" office:value="70" table:style-name="ce12">
            <text:p>70</text:p>
          </table:table-cell>
          <table:table-cell office:value-type="float" office:value="5.6000000000000014" table:formula="of:=-([.$B$21]+[.$B$3]-[.$B$22]-[.B7])" table:style-name="ce13">
            <text:p>5,60</text:p>
          </table:table-cell>
          <table:table-cell office:value-type="float" office:value="5.0199999999999996" table:formula="of:=-([.$B$21]+[.$C$3]-[.$B$22]-[.C7])" table:style-name="ce13">
            <text:p>5,02</text:p>
          </table:table-cell>
          <table:table-cell office:value-type="float" office:value="4.9800000000000004" table:formula="of:=-([.$B$21]+[.$D$3]-[.$B$22]-[.D7])" table:style-name="ce13">
            <text:p>4,98</text:p>
          </table:table-cell>
          <table:table-cell table:number-columns-repeated="16375" table:style-name="ce1"/>
        </table:table-row>
        <table:table-row table:style-name="ro1">
          <table:table-cell office:value-type="float" office:value="80" table:style-name="ce12">
            <text:p>80</text:p>
          </table:table-cell>
          <table:table-cell office:value-type="float" office:value="-27.3" table:style-name="ce7">
            <text:p>-27,3</text:p>
          </table:table-cell>
          <table:table-cell office:value-type="float" office:value="-21.4" table:style-name="ce7">
            <text:p>-21,4</text:p>
          </table:table-cell>
          <table:table-cell office:value-type="float" office:value="-15.64" table:style-name="ce7">
            <text:p>-15,64</text:p>
          </table:table-cell>
          <table:table-cell table:style-name="ce3"/>
          <table:table-cell office:value-type="float" office:value="80" table:style-name="ce12">
            <text:p>80</text:p>
          </table:table-cell>
          <table:table-cell office:value-type="float" office:value="5.6999999999999993" table:formula="of:=-([.$B$21]+[.$B$3]-[.$B$22]-[.B8])" table:style-name="ce13">
            <text:p>5,70</text:p>
          </table:table-cell>
          <table:table-cell office:value-type="float" office:value="5.6000000000000014" table:formula="of:=-([.$B$21]+[.$C$3]-[.$B$22]-[.C8])" table:style-name="ce13">
            <text:p>5,60</text:p>
          </table:table-cell>
          <table:table-cell office:value-type="float" office:value="5.3599999999999994" table:formula="of:=-([.$B$21]+[.$D$3]-[.$B$22]-[.D8])" table:style-name="ce13">
            <text:p>5,36</text:p>
          </table:table-cell>
          <table:table-cell table:number-columns-repeated="16375" table:style-name="ce1"/>
        </table:table-row>
        <table:table-row table:style-name="ro1">
          <table:table-cell office:value-type="float" office:value="90" table:style-name="ce12">
            <text:p>90</text:p>
          </table:table-cell>
          <table:table-cell office:value-type="float" office:value="-28.8" table:style-name="ce7">
            <text:p>-28,8</text:p>
          </table:table-cell>
          <table:table-cell office:value-type="float" office:value="-23.42" table:style-name="ce7">
            <text:p>-23,42</text:p>
          </table:table-cell>
          <table:table-cell office:value-type="float" office:value="-17.64" table:style-name="ce7">
            <text:p>-17,64</text:p>
          </table:table-cell>
          <table:table-cell table:style-name="ce3"/>
          <table:table-cell office:value-type="float" office:value="90" table:style-name="ce12">
            <text:p>90</text:p>
          </table:table-cell>
          <table:table-cell office:value-type="float" office:value="4.1999999999999993" table:formula="of:=-([.$B$21]+[.$B$3]-[.$B$22]-[.B9])" table:style-name="ce13">
            <text:p>4,20</text:p>
          </table:table-cell>
          <table:table-cell office:value-type="float" office:value="3.5799999999999983" table:formula="of:=-([.$B$21]+[.$C$3]-[.$B$22]-[.C9])" table:style-name="ce13">
            <text:p>3,58</text:p>
          </table:table-cell>
          <table:table-cell office:value-type="float" office:value="3.3599999999999994" table:formula="of:=-([.$B$21]+[.$D$3]-[.$B$22]-[.D9])" table:style-name="ce13">
            <text:p>3,36</text:p>
          </table:table-cell>
          <table:table-cell table:number-columns-repeated="16375" table:style-name="ce1"/>
        </table:table-row>
        <table:table-row table:style-name="ro1">
          <table:table-cell office:value-type="float" office:value="100" table:style-name="ce12">
            <text:p>100</text:p>
          </table:table-cell>
          <table:table-cell office:value-type="float" office:value="-29.22" table:style-name="ce7">
            <text:p>-29,22</text:p>
          </table:table-cell>
          <table:table-cell office:value-type="float" office:value="-24" table:style-name="ce7">
            <text:p>-24</text:p>
          </table:table-cell>
          <table:table-cell office:value-type="float" office:value="-18.8" table:style-name="ce7">
            <text:p>-18,8</text:p>
          </table:table-cell>
          <table:table-cell table:style-name="ce3"/>
          <table:table-cell office:value-type="float" office:value="100" table:style-name="ce12">
            <text:p>100</text:p>
          </table:table-cell>
          <table:table-cell office:value-type="float" office:value="3.7800000000000011" table:formula="of:=-([.$B$21]+[.$B$3]-[.$B$22]-[.B10])" table:style-name="ce13">
            <text:p>3,78</text:p>
          </table:table-cell>
          <table:table-cell office:value-type="float" office:value="3" table:formula="of:=-([.$B$21]+[.$C$3]-[.$B$22]-[.C10])" table:style-name="ce13">
            <text:p>3,00</text:p>
          </table:table-cell>
          <table:table-cell office:value-type="float" office:value="2.1999999999999993" table:formula="of:=-([.$B$21]+[.$D$3]-[.$B$22]-[.D10])" table:style-name="ce13">
            <text:p>2,20</text:p>
          </table:table-cell>
          <table:table-cell table:number-columns-repeated="16375" table:style-name="ce1"/>
        </table:table-row>
        <table:table-row table:style-name="ro1">
          <table:table-cell office:value-type="float" office:value="200" table:style-name="ce12">
            <text:p>200</text:p>
          </table:table-cell>
          <table:table-cell office:value-type="float" office:value="-29.38" table:style-name="ce7">
            <text:p>-29,38</text:p>
          </table:table-cell>
          <table:table-cell office:value-type="float" office:value="-23.4" table:style-name="ce7">
            <text:p>-23,4</text:p>
          </table:table-cell>
          <table:table-cell office:value-type="float" office:value="-17.649999999999999" table:style-name="ce7">
            <text:p>-17,65</text:p>
          </table:table-cell>
          <table:table-cell table:style-name="ce3"/>
          <table:table-cell office:value-type="float" office:value="200" table:style-name="ce12">
            <text:p>200</text:p>
          </table:table-cell>
          <table:table-cell office:value-type="float" office:value="3.620000000000001" table:formula="of:=-([.$B$21]+[.$B$3]-[.$B$22]-[.B11])" table:style-name="ce13">
            <text:p>3,62</text:p>
          </table:table-cell>
          <table:table-cell office:value-type="float" office:value="3.6000000000000014" table:formula="of:=-([.$B$21]+[.$C$3]-[.$B$22]-[.C11])" table:style-name="ce13">
            <text:p>3,60</text:p>
          </table:table-cell>
          <table:table-cell office:value-type="float" office:value="3.3500000000000014" table:formula="of:=-([.$B$21]+[.$D$3]-[.$B$22]-[.D11])" table:style-name="ce13">
            <text:p>3,35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12">
            <text:p>300</text:p>
          </table:table-cell>
          <table:table-cell office:value-type="float" office:value="-29.5" table:style-name="ce7">
            <text:p>-29,5</text:p>
          </table:table-cell>
          <table:table-cell office:value-type="float" office:value="-24.2" table:style-name="ce7">
            <text:p>-24,2</text:p>
          </table:table-cell>
          <table:table-cell office:value-type="float" office:value="-18.309999999999999" table:style-name="ce7">
            <text:p>-18,31</text:p>
          </table:table-cell>
          <table:table-cell table:style-name="ce3"/>
          <table:table-cell office:value-type="float" office:value="300" table:style-name="ce12">
            <text:p>300</text:p>
          </table:table-cell>
          <table:table-cell office:value-type="float" office:value="3.5" table:formula="of:=-([.$B$21]+[.$B$3]-[.$B$22]-[.B12])" table:style-name="ce13">
            <text:p>3,50</text:p>
          </table:table-cell>
          <table:table-cell office:value-type="float" office:value="2.8000000000000007" table:formula="of:=-([.$B$21]+[.$C$3]-[.$B$22]-[.C12])" table:style-name="ce13">
            <text:p>2,80</text:p>
          </table:table-cell>
          <table:table-cell office:value-type="float" office:value="2.6900000000000013" table:formula="of:=-([.$B$21]+[.$D$3]-[.$B$22]-[.D12])" table:style-name="ce13">
            <text:p>2,69</text:p>
          </table:table-cell>
          <table:table-cell table:number-columns-repeated="16375" table:style-name="ce1"/>
        </table:table-row>
        <table:table-row table:style-name="ro1">
          <table:table-cell office:value-type="float" office:value="400" table:style-name="ce12">
            <text:p>400</text:p>
          </table:table-cell>
          <table:table-cell office:value-type="float" office:value="-30.42" table:style-name="ce7">
            <text:p>-30,42</text:p>
          </table:table-cell>
          <table:table-cell office:value-type="float" office:value="-25.64" table:style-name="ce7">
            <text:p>-25,64</text:p>
          </table:table-cell>
          <table:table-cell office:value-type="float" office:value="-19.7" table:style-name="ce7">
            <text:p>-19,7</text:p>
          </table:table-cell>
          <table:table-cell table:style-name="ce3"/>
          <table:table-cell office:value-type="float" office:value="400" table:style-name="ce12">
            <text:p>400</text:p>
          </table:table-cell>
          <table:table-cell office:value-type="float" office:value="2.5799999999999983" table:formula="of:=-([.$B$21]+[.$B$3]-[.$B$22]-[.B13])" table:style-name="ce13">
            <text:p>2,58</text:p>
          </table:table-cell>
          <table:table-cell office:value-type="float" office:value="1.3599999999999994" table:formula="of:=-([.$B$21]+[.$C$3]-[.$B$22]-[.C13])" table:style-name="ce13">
            <text:p>1,36</text:p>
          </table:table-cell>
          <table:table-cell office:value-type="float" office:value="1.3000000000000007" table:formula="of:=-([.$B$21]+[.$D$3]-[.$B$22]-[.D13])" table:style-name="ce13">
            <text:p>1,30</text:p>
          </table:table-cell>
          <table:table-cell table:number-columns-repeated="16375" table:style-name="ce1"/>
        </table:table-row>
        <table:table-row table:style-name="ro1">
          <table:table-cell office:value-type="float" office:value="500" table:style-name="ce12">
            <text:p>500</text:p>
          </table:table-cell>
          <table:table-cell office:value-type="float" office:value="-32.33" table:style-name="ce7">
            <text:p>-32,33</text:p>
          </table:table-cell>
          <table:table-cell office:value-type="float" office:value="-27.32" table:style-name="ce7">
            <text:p>-27,32</text:p>
          </table:table-cell>
          <table:table-cell office:value-type="float" office:value="-21.59" table:style-name="ce7">
            <text:p>-21,59</text:p>
          </table:table-cell>
          <table:table-cell table:style-name="ce3"/>
          <table:table-cell office:value-type="float" office:value="500" table:style-name="ce12">
            <text:p>500</text:p>
          </table:table-cell>
          <table:table-cell office:value-type="float" office:value="0.67000000000000171" table:formula="of:=-([.$B$21]+[.$B$3]-[.$B$22]-[.B14])" table:style-name="ce13">
            <text:p>0,67</text:p>
          </table:table-cell>
          <table:table-cell office:value-type="float" office:value="-0.32000000000000028" table:formula="of:=-([.$B$21]+[.$C$3]-[.$B$22]-[.C14])" table:style-name="ce13">
            <text:p>-0,32</text:p>
          </table:table-cell>
          <table:table-cell office:value-type="float" office:value="-0.58999999999999986" table:formula="of:=-([.$B$21]+[.$D$3]-[.$B$22]-[.D14])" table:style-name="ce13">
            <text:p>-0,59</text:p>
          </table:table-cell>
          <table:table-cell table:number-columns-repeated="16375" table:style-name="ce1"/>
        </table:table-row>
        <table:table-row table:style-name="ro1">
          <table:table-cell office:value-type="float" office:value="600" table:style-name="ce12">
            <text:p>600</text:p>
          </table:table-cell>
          <table:table-cell office:value-type="float" office:value="-33.5" table:style-name="ce7">
            <text:p>-33,5</text:p>
          </table:table-cell>
          <table:table-cell office:value-type="float" office:value="-27.98" table:style-name="ce7">
            <text:p>-27,98</text:p>
          </table:table-cell>
          <table:table-cell office:value-type="float" office:value="-21.9" table:style-name="ce7">
            <text:p>-21,9</text:p>
          </table:table-cell>
          <table:table-cell table:style-name="ce3"/>
          <table:table-cell office:value-type="float" office:value="600" table:style-name="ce12">
            <text:p>600</text:p>
          </table:table-cell>
          <table:table-cell office:value-type="float" office:value="-0.5" table:formula="of:=-([.$B$21]+[.$B$3]-[.$B$22]-[.B15])" table:style-name="ce13">
            <text:p>-0,50</text:p>
          </table:table-cell>
          <table:table-cell office:value-type="float" office:value="-0.98000000000000043" table:formula="of:=-([.$B$21]+[.$C$3]-[.$B$22]-[.C15])" table:style-name="ce13">
            <text:p>-0,98</text:p>
          </table:table-cell>
          <table:table-cell office:value-type="float" office:value="-0.89999999999999858" table:formula="of:=-([.$B$21]+[.$D$3]-[.$B$22]-[.D15])" table:style-name="ce13">
            <text:p>-0,90</text:p>
          </table:table-cell>
          <table:table-cell table:number-columns-repeated="16375" table:style-name="ce1"/>
        </table:table-row>
        <table:table-row table:style-name="ro1">
          <table:table-cell office:value-type="float" office:value="700" table:style-name="ce12">
            <text:p>700</text:p>
          </table:table-cell>
          <table:table-cell office:value-type="float" office:value="-35.6" table:style-name="ce7">
            <text:p>-35,6</text:p>
          </table:table-cell>
          <table:table-cell office:value-type="float" office:value="-30" table:style-name="ce7">
            <text:p>-30</text:p>
          </table:table-cell>
          <table:table-cell office:value-type="float" office:value="-24.5" table:style-name="ce7">
            <text:p>-24,5</text:p>
          </table:table-cell>
          <table:table-cell table:style-name="ce3"/>
          <table:table-cell office:value-type="float" office:value="700" table:style-name="ce12">
            <text:p>700</text:p>
          </table:table-cell>
          <table:table-cell office:value-type="float" office:value="-2.6000000000000014" table:formula="of:=-([.$B$21]+[.$B$3]-[.$B$22]-[.B16])" table:style-name="ce13">
            <text:p>-2,60</text:p>
          </table:table-cell>
          <table:table-cell office:value-type="float" office:value="-3" table:formula="of:=-([.$B$21]+[.$C$3]-[.$B$22]-[.C16])" table:style-name="ce13">
            <text:p>-3,00</text:p>
          </table:table-cell>
          <table:table-cell office:value-type="float" office:value="-3.5" table:formula="of:=-([.$B$21]+[.$D$3]-[.$B$22]-[.D16])" table:style-name="ce13">
            <text:p>-3,50</text:p>
          </table:table-cell>
          <table:table-cell table:number-columns-repeated="16375" table:style-name="ce1"/>
        </table:table-row>
        <table:table-row table:style-name="ro1">
          <table:table-cell office:value-type="float" office:value="800" table:style-name="ce12">
            <text:p>800</text:p>
          </table:table-cell>
          <table:table-cell office:value-type="float" office:value="-39.4" table:style-name="ce7">
            <text:p>-39,4</text:p>
          </table:table-cell>
          <table:table-cell office:value-type="float" office:value="-33" table:style-name="ce7">
            <text:p>-33</text:p>
          </table:table-cell>
          <table:table-cell office:value-type="float" office:value="-27.65" table:style-name="ce7">
            <text:p>-27,65</text:p>
          </table:table-cell>
          <table:table-cell table:style-name="ce3"/>
          <table:table-cell office:value-type="float" office:value="800" table:style-name="ce12">
            <text:p>800</text:p>
          </table:table-cell>
          <table:table-cell office:value-type="float" office:value="-6.3999999999999986" table:formula="of:=-([.$B$21]+[.$B$3]-[.$B$22]-[.B17])" table:style-name="ce13">
            <text:p>-6,40</text:p>
          </table:table-cell>
          <table:table-cell office:value-type="float" office:value="-6" table:formula="of:=-([.$B$21]+[.$C$3]-[.$B$22]-[.C17])" table:style-name="ce13">
            <text:p>-6,00</text:p>
          </table:table-cell>
          <table:table-cell office:value-type="float" office:value="-6.6499999999999986" table:formula="of:=-([.$B$21]+[.$D$3]-[.$B$22]-[.D17])" table:style-name="ce13">
            <text:p>-6,65</text:p>
          </table:table-cell>
          <table:table-cell table:number-columns-repeated="16375"/>
        </table:table-row>
        <table:table-row table:style-name="ro1">
          <table:table-cell office:value-type="float" office:value="900" table:style-name="ce12">
            <text:p>900</text:p>
          </table:table-cell>
          <table:table-cell office:value-type="float" office:value="-41.5" table:style-name="ce7">
            <text:p>-41,5</text:p>
          </table:table-cell>
          <table:table-cell office:value-type="float" office:value="-35.5" table:style-name="ce7">
            <text:p>-35,5</text:p>
          </table:table-cell>
          <table:table-cell office:value-type="float" office:value="-29.5" table:style-name="ce7">
            <text:p>-29,5</text:p>
          </table:table-cell>
          <table:table-cell table:style-name="ce3"/>
          <table:table-cell office:value-type="float" office:value="900" table:style-name="ce12">
            <text:p>900</text:p>
          </table:table-cell>
          <table:table-cell office:value-type="float" office:value="-8.5" table:formula="of:=-([.$B$21]+[.$B$3]-[.$B$22]-[.B18])" table:style-name="ce13">
            <text:p>-8,50</text:p>
          </table:table-cell>
          <table:table-cell office:value-type="float" office:value="-8.5" table:formula="of:=-([.$B$21]+[.$C$3]-[.$B$22]-[.C18])" table:style-name="ce13">
            <text:p>-8,50</text:p>
          </table:table-cell>
          <table:table-cell office:value-type="float" office:value="-8.5" table:formula="of:=-([.$B$21]+[.$D$3]-[.$B$22]-[.D18])" table:style-name="ce13">
            <text:p>-8,50</text:p>
          </table:table-cell>
          <table:table-cell table:number-columns-repeated="16375"/>
        </table:table-row>
        <table:table-row table:style-name="ro1">
          <table:table-cell office:value-type="float" office:value="990" table:style-name="ce12">
            <text:p>990</text:p>
          </table:table-cell>
          <table:table-cell office:value-type="float" office:value="-45" table:style-name="ce7">
            <text:p>-45</text:p>
          </table:table-cell>
          <table:table-cell office:value-type="float" office:value="-39.299999999999997" table:style-name="ce7">
            <text:p>-39,3</text:p>
          </table:table-cell>
          <table:table-cell office:value-type="float" office:value="-34.6" table:style-name="ce7">
            <text:p>-34,6</text:p>
          </table:table-cell>
          <table:table-cell table:style-name="ce3"/>
          <table:table-cell office:value-type="float" office:value="990" table:style-name="ce12">
            <text:p>990</text:p>
          </table:table-cell>
          <table:table-cell office:value-type="float" office:value="-12" table:formula="of:=-([.$B$21]+[.$B$3]-[.$B$22]-[.B19])" table:style-name="ce13">
            <text:p>-12,00</text:p>
          </table:table-cell>
          <table:table-cell office:value-type="float" office:value="-12.299999999999997" table:formula="of:=-([.$B$21]+[.$C$3]-[.$B$22]-[.C19])" table:style-name="ce13">
            <text:p>-12,30</text:p>
          </table:table-cell>
          <table:table-cell office:value-type="float" office:value="-13.600000000000001" table:formula="of:=-([.$B$21]+[.$D$3]-[.$B$22]-[.D19])" table:style-name="ce13">
            <text:p>-13,60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7">
            <text:p>db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4">
            <text:p>Potencia del transmisor en dBm</text:p>
          </table:table-cell>
          <table:table-cell office:value-type="float" office:value="-9" table:style-name="ce15">
            <text:p>-9</text:p>
          </table:table-cell>
          <table:table-cell office:value-type="string" table:style-name="ce16">
            <text:p>Registre el valor de potencia medido con un cable muy corto en longitud, con ganancia cero en el transmisior (GTX = 0), sin el atenu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Atenuador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No cambiar</text:p>
          </table:table-cell>
          <table:table-cell table:number-columns-repeated="3" table:style-name="ce1"/>
          <table:table-cell table:style-name="ce1">
            <draw:frame draw:z-index="1" draw:id="id0" draw:style-name="a0" draw:name="Chart 1" svg:x="0.60433in" svg:y="0.10433in" svg:width="7.93701in" svg:height="5.7704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1">
            <draw:frame draw:z-index="2" draw:id="id1" draw:style-name="a1" draw:name="Chart 2" svg:x="0.0311in" svg:y="0.0626in" svg:width="5.25984in" svg:height="5.343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90" table:style-name="ro1">
          <table:table-cell table:number-columns-repeated="16384"/>
        </table:table-row>
        <table:table-row table:number-rows-repeated="778" table:style-name="ro3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T2" style:family="text">
      <style:text-properties fo:color="#000000" style:font-name="Liberation sans1" style:font-name-asian="Liberation sans1" style:font-name-complex="Liberation sans1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carlos jerez</dc:creator>
    <dc:date>2024-03-31T22:16:32Z</dc:date>
    <meta:editing-cycles>1</meta:editing-cycles>
    <meta:editing-duration>PT27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2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415.4740157480315pt" svg:width="571.4645669291339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Frecuencia MHz</text:p>
            </chart:title>
            <chart:grid chart:class="major" chart:style-name="GMa1"/>
          </chart:axis>
          <chart:series chart:values-cell-range-address="Hoja1.$G$5:.$G$19" chart:class="chart:scatter" chart:attached-axis="primary-y" chart:style-name="G0S0">
            <chart:domain table:cell-range-address="Hoja1.$F$5:.$F$19"/>
            <chart:data-point chart:repeated="15"/>
          </chart:series>
          <chart:series chart:values-cell-range-address="Hoja1.$H$5:.$H$19" chart:class="chart:scatter" chart:attached-axis="primary-y" chart:style-name="G0S1">
            <chart:domain table:cell-range-address="Hoja1.$F$5:.$F$19"/>
            <chart:data-point chart:repeated="15"/>
          </chart:series>
          <chart:series chart:values-cell-range-address="Hoja1.$I$5:.$I$19" chart:class="chart:scatter" chart:attached-axis="primary-y" chart:style-name="G0S2">
            <chart:domain table:cell-range-address="Hoja1.$F$5:.$F$19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2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liberation sans" style:font-family-complex="liberation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384.7181102362205pt" svg:width="378.7086614173228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Potencia RX [dBm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Frecuencia MHz</text:p>
            </chart:title>
            <chart:grid chart:class="major" chart:style-name="GMa1"/>
          </chart:axis>
          <chart:series chart:values-cell-range-address="Hoja1.$B$5:.$B$19" chart:class="chart:scatter" chart:attached-axis="primary-y" chart:style-name="G0S0">
            <chart:domain table:cell-range-address="Hoja1.$A$5:.$A$19"/>
            <chart:data-point chart:repeated="15"/>
          </chart:series>
          <chart:series chart:values-cell-range-address="Hoja1.$C$5:.$C$19" chart:class="chart:scatter" chart:attached-axis="primary-y" chart:style-name="G0S1">
            <chart:domain table:cell-range-address="Hoja1.$A$5:.$A$19"/>
            <chart:data-point chart:repeated="15"/>
          </chart:series>
          <chart:series chart:values-cell-range-address="Hoja1.$D$5:.$D$19" chart:class="chart:scatter" chart:attached-axis="primary-y" chart:style-name="G0S2">
            <chart:domain table:cell-range-address="Hoja1.$A$5:.$A$19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